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name-asian="Webdings" style:font-size-asian="16pt" style:font-name-complex="Webdings" style:font-size-complex="16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" fo:font-size="9pt" style:font-size-asian="9pt" style:font-size-complex="9pt"/>
    </style:style>
    <style:style style:name="P8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style:font-name-asian="Webdings" style:font-size-asian="7pt" style:font-name-complex="Webdings" style:font-size-complex="7pt"/>
    </style:style>
    <style:style style:name="P9" style:family="paragraph" style:parent-style-name="Standard">
      <style:paragraph-properties fo:margin-left="0in" fo:margin-right="0in" fo:margin-top="0in" fo:margin-bottom="0.1in" style:contextual-spacing="false" fo:text-align="start" style:justify-single-word="false" fo:text-indent="0in" style:auto-text-indent="false">
        <style:tab-stops>
          <style:tab-stop style:position="0.1299in"/>
          <style:tab-stop style:position="0.4472in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13" style:family="paragraph">
      <style:paragraph-properties fo:text-align="center"/>
    </style:style>
    <style:style style:name="T1" style:family="text">
      <style:text-properties style:font-name="Webdings" style:font-name-asian="Webdings" style:font-name-complex="Webdings"/>
    </style:style>
    <style:style style:name="T2" style:family="text">
      <style:text-properties style:font-name-asian="Webdings" style:font-name-complex="Webdings"/>
    </style:style>
    <style:style style:name="T3" style:family="text">
      <style:text-properties fo:font-style="normal" style:font-name-asian="Webdings" style:font-style-asian="normal" style:font-name-complex="Webdings" style:font-style-complex="normal"/>
    </style:style>
    <style:style style:name="T4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3" svg:x1="0.1252in" svg:y1="3in" svg:x2="3.8752in" svg:y2="3in">
        <text:p/>
      </draw:line>
      <draw:frame text:anchor-type="page" text:anchor-page-number="1" draw:z-index="1" draw:style-name="gr2" svg:width="2.3961in" svg:height="0.5453in" draw:transform="rotate (-3.14159265358979) translate (3.19791666666667in 1.74513888888889in)">
        <draw:text-box>
          <text:p text:style-name="P13"><text:span text:style-name="T4">Iowa Scaled Engineering, LLC</text:span></text:p>
          <text:p text:style-name="P13"><text:span text:style-name="T4"/></text:p>
          <text:p text:style-name="P13"><text:span text:style-name="T4">http://iascaled.com/</text:span></text:p>
        </draw:text-box>
      </draw:frame>
      <draw:frame text:anchor-type="page" text:anchor-page-number="2" draw:z-index="2" draw:style-name="gr2" svg:width="2.3961in" svg:height="0.5453in" draw:transform="rotate (-3.14159265358979) translate (3.19791666666667in 1.74513888888889in)">
        <draw:text-box>
          <text:p text:style-name="P13"><text:span text:style-name="T4">Iowa Scaled Engineering, LLC</text:span></text:p>
          <text:p text:style-name="P13"><text:span text:style-name="T4"/></text:p>
          <text:p text:style-name="P13"><text:span text:style-name="T4">http://iascaled.com/</text:span></text:p>
        </draw:text-box>
      </draw:frame>
      <draw:line text:anchor-type="page" text:anchor-page-number="2" draw:z-index="3" draw:style-name="gr1" draw:text-style-name="P13" svg:x1="0.1252in" svg:y1="3in" svg:x2="3.8752in" svg:y2="3in">
        <text:p/>
      </draw:line>
      <draw:frame text:anchor-type="page" text:anchor-page-number="3" draw:z-index="4" draw:style-name="gr2" svg:width="2.3961in" svg:height="0.5453in" draw:transform="rotate (-3.14159265358979) translate (3.19791666666667in 1.74513888888889in)">
        <draw:text-box>
          <text:p text:style-name="P13"><text:span text:style-name="T4">Iowa Scaled Engineering, LLC</text:span></text:p>
          <text:p text:style-name="P13"><text:span text:style-name="T4"/></text:p>
          <text:p text:style-name="P13"><text:span text:style-name="T4">http://iascaled.com/</text:span></text:p>
        </draw:text-box>
      </draw:frame>
      <draw:frame text:anchor-type="page" text:anchor-page-number="4" draw:z-index="5" draw:style-name="gr2" svg:width="2.3961in" svg:height="0.5453in" draw:transform="rotate (-3.14159265358979) translate (3.19791666666667in 1.74513888888889in)">
        <draw:text-box>
          <text:p text:style-name="P13"><text:span text:style-name="T4">Iowa Scaled Engineering, LLC</text:span></text:p>
          <text:p text:style-name="P13"><text:span text:style-name="T4"/></text:p>
          <text:p text:style-name="P13"><text:span text:style-name="T4">http://iascaled.com/</text:span></text:p>
        </draw:text-box>
      </draw:frame>
      <draw:line text:anchor-type="page" text:anchor-page-number="3" draw:z-index="6" draw:style-name="gr1" draw:text-style-name="P13" svg:x1="0.1252in" svg:y1="3in" svg:x2="3.8752in" svg:y2="3in">
        <text:p/>
      </draw:line>
      <draw:line text:anchor-type="page" text:anchor-page-number="4" draw:z-index="7" draw:style-name="gr1" draw:text-style-name="P13" svg:x1="0.1252in" svg:y1="3in" svg:x2="3.8752in" svg:y2="3in">
        <text:p/>
      </draw:line>
      <draw:frame text:anchor-type="page" text:anchor-page-number="5" draw:z-index="8" draw:style-name="gr2" svg:width="2.3961in" svg:height="0.5453in" draw:transform="rotate (-3.14159265358979) translate (3.19791666666667in 1.74513888888889in)">
        <draw:text-box>
          <text:p text:style-name="P13"><text:span text:style-name="T4">Iowa Scaled Engineering, LLC</text:span></text:p>
          <text:p text:style-name="P13"><text:span text:style-name="T4"/></text:p>
          <text:p text:style-name="P13"><text:span text:style-name="T4">http://iascaled.com/</text:span></text:p>
        </draw:text-box>
      </draw:frame>
      <draw:line text:anchor-type="page" text:anchor-page-number="5" draw:z-index="9" draw:style-name="gr1" draw:text-style-name="P13" svg:x1="0.1252in" svg:y1="3in" svg:x2="3.8752in" svg:y2="3in">
        <text:p/>
      </draw:lin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y="3.3in" svg:width="3in" svg:height="0.3299in" draw:z-index="10"><draw:image xlink:href="Pictures/1000020100000BB50000014DE514F2B5.png" xlink:type="simple" xlink:show="embed" xlink:actuate="onLoad"/></draw:frame></text:p>
      <text:p text:style-name="P3">MRServo – Slow Motion Switch Machine</text:p>
      <text:p text:style-name="P2"/>
      <text:p text:style-name="P8">MRServo is a low-cost, low-profile, slow motion model railroad switch machine. Using inexpensive and small RC servos, MRServo provides a cost-effective way to add slow-motion turnouts to your layout.</text:p>
      <text:p text:style-name="P2"/>
      <text:p text:style-name="P9"><text:span text:style-name="T1"><text:tab/><text:tab/></text:span>MRServo-1<text:line-break/><text:tab/><text:tab/>Cost-effective, reliable slow motion turnout drive</text:p>
      <text:p text:style-name="P9"><text:span text:style-name="T1"><text:tab/></text:span><text:tab/>MRServo-2<text:line-break/><text:tab/><text:tab/>Includes two sets of accessory contacts (DPDT)</text:p>
      <text:p text:style-name="P9"><text:span text:style-name="T1"><text:tab/></text:span><text:span text:style-name="T2"><text:tab/>MRServo-3<text:line-break/><text:tab/><text:tab/>Includes PowerFrog and one set of accessory contacts</text:span>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y="3.5in" svg:width="3in" svg:height="0.3299in" draw:z-index="11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8">MRServo is a low-cost, low-profile, slow motion model railroad switch machine. Using inexpensive and small RC servos, MRServo provides a cost-effective way to add slow-motion turnouts to your layout.</text:p>
      <text:p text:style-name="P4"/>
      <text:p text:style-name="P5">MRServo-1</text:p>
      <text:p text:style-name="P4"/>
      <text:p text:style-name="P4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y="3.5in" svg:width="3in" svg:height="0.3299in" draw:z-index="12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3">MRServo – Slow Motion Switch Machine</text:p>
      <text:p text:style-name="P2"/>
      <text:p text:style-name="P8">MRServo is a low-cost, low-profile, slow motion model railroad switch machine. Using inexpensive and small RC servos, MRServo provides a cost-effective way to add slow-motion turnouts to your layout.</text:p>
      <text:p text:style-name="P4"/>
      <text:p text:style-name="P5">MRServo-2</text:p>
      <text:p text:style-name="P4"/>
      <text:p text:style-name="P4">Includes 2 sets of accessory contacts (DPDT)</text:p>
      <text:p text:style-name="P4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y="3.5in" svg:width="3in" svg:height="0.3299in" draw:z-index="13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3">MRServo – Slow Motion Switch Machine</text:p>
      <text:p text:style-name="P2"/>
      <text:p text:style-name="P8">MRServo is a low-cost, low-profile, slow motion model railroad switch machine. Using inexpensive and small RC servos, MRServo provides a cost-effective way to add slow-motion turnouts to your layout.</text:p>
      <text:p text:style-name="P4"/>
      <text:p text:style-name="P5">MRServo-3</text:p>
      <text:p text:style-name="P6"/>
      <text:p text:style-name="P7"><text:span text:style-name="T2">Includes </text:span><text:span text:style-name="T3">PowerFrog Technology</text:span><text:span text:style-name="T2"> providing reliable, </text:span></text:p>
      <text:p text:style-name="P6">short-proof power routing for solid frog turnouts.</text:p>
      <text:p text:style-name="P6">Also includes 1 set of accessory contacts (SPDT)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paragraph" svg:y="3.5in" svg:width="3in" svg:height="0.3299in" draw:z-index="14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3">MRServo – Slow Motion Switch Machine</text:p>
      <text:p text:style-name="P2"/>
      <text:p text:style-name="P8">MRServo is a low-cost, low-profile, slow motion model railroad switch machine. Using inexpensive and small RC servos, MRServo provides a cost-effective way to add slow-motion turnouts to your layout.</text:p>
      <text:p text:style-name="P4"/>
      <text:p text:style-name="P5">Crossover Kit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4.2.8.2$Linux_X86_64 LibreOffice_project/420m0$Build-2</meta:generator>
    <dc:date>2015-06-19T21:45:08.104019384</dc:date>
    <meta:editing-duration>PT33M58S</meta:editing-duration>
    <meta:editing-cycles>13</meta:editing-cycles>
    <meta:printed-by>Michael Petersen</meta:printed-by>
    <meta:print-date>2013-04-28T09:34:21</meta:print-date>
    <meta:document-statistic meta:table-count="0" meta:image-count="5" meta:object-count="0" meta:page-count="5" meta:paragraph-count="21" meta:word-count="229" meta:character-count="1600" meta:non-whitespace-character-count="1377"/>
  </office:meta>
</office:document-meta>
</file>